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4">
      <number:month number:style="long" number:textual="true"/>
    </number:date-style>
    <style:style style:name="ce1" style:family="table-cell" style:parent-style-name="Default" style:data-style-name="N34"/>
    <style:style style:name="ce3" style:family="table-cell" style:parent-style-name="Default">
      <style:table-cell-properties fo:border-bottom="none" fo:background-color="#ce181e" style:diagonal-bl-tr="none" style:diagonal-tl-br="none" style:text-align-source="value-type" style:repeat-content="false" fo:wrap-option="no-wrap" fo:border-left="none" fo:padding="0.035cm" fo:border-right="0.74pt solid #ce181e" style:rotation-angle="0" style:rotation-align="none" fo:border-top="0.74pt solid #ce181e" style:vertical-align="middle"/>
      <style:paragraph-properties fo:margin-left="0cm" style:writing-mode="rl-tb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74pt solid #ce181e" style:rotation-angle="0" style:rotation-align="none" fo:border-top="none" style:vertical-align="middle"/>
      <style:paragraph-properties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2">
      <style:table-cell-properties fo:border-bottom="none" fo:background-color="#ffff00" style:diagonal-bl-tr="none" style:diagonal-tl-br="none" style:text-align-source="value-type" style:repeat-content="false" fo:wrap-option="no-wrap" fo:border-left="none" fo:padding="0.035cm" fo:border-right="0.74pt solid #ce181e" style:rotation-angle="0" style:rotation-align="none" fo:border-top="none" style:vertical-align="middle"/>
      <style:paragraph-properties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2">
      <style:table-cell-properties fo:background-color="#ffffff" style:diagonal-bl-tr="none" style:diagonal-tl-br="none" fo:border="0.06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4d4d4d" style:diagonal-bl-tr="none" style:diagonal-tl-br="none" fo:border="0.06pt solid #000000" style:vertical-align="middl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ackground-color="#000080" style:diagonal-bl-tr="none" style:diagonal-tl-br="none" fo:border="0.06pt solid #000000" style:vertical-align="middl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2">
      <style:table-cell-properties fo:background-color="#000080" style:diagonal-bl-tr="none" style:diagonal-tl-br="none" fo:border="0.06pt solid #000000" style:vertical-align="middl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2">
      <style:table-cell-properties fo:background-color="#cccccc" style:diagonal-bl-tr="none" style:diagonal-tl-br="none" fo:border="0.06pt solid #000000" style:vertical-align="middl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eratures" table:style-name="ta1">
        <table:shapes>
          <draw:frame draw:z-index="0" draw:style-name="gr1" draw:text-style-name="P1" svg:width="19.055cm" svg:height="11.262cm" svg:x="9.225cm" svg:y="0.956cm">
            <draw:object draw:notify-on-update-of-ranges="Temperatures.A2:Temperatures.A25 Temperatures.B1:Temperatures.B1 Temperatures.B2:Temperatures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date" office:date-value="2018-01-01" calcext:value-type="date">
            <text:p>janvie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8-02-01" calcext:value-type="date">
            <text:p>février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8-03-01" calcext:value-type="date">
            <text:p>mars</text:p>
          </table:table-cell>
          <table:table-cell office:value-type="float" office:value="18" calcext:value-type="float">
            <text:p>18</text:p>
          </table:table-cell>
          <table:table-cell table:formula="of:=AVERAGE([.B2:.B4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18-04-01" calcext:value-type="date">
            <text:p>avril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date" office:date-value="2018-05-01" calcext:value-type="date">
            <text:p>mai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8-06-01" calcext:value-type="date">
            <text:p>juin</text:p>
          </table:table-cell>
          <table:table-cell office:value-type="float" office:value="26" calcext:value-type="float">
            <text:p>26</text:p>
          </table:table-cell>
          <table:table-cell table:formula="of:=AVERAGE([.B7:.B9])" office:value-type="float" office:value="28.3333333333333" calcext:value-type="float">
            <text:p>28,3333333333333</text:p>
          </table:table-cell>
          <table:table-cell table:formula="of:=[.C7]-[.C4]" office:value-type="float" office:value="12.3333333333333" calcext:value-type="float">
            <text:p>12,3333333333333</text:p>
          </table:table-cell>
        </table:table-row>
        <table:table-row table:style-name="ro1">
          <table:table-cell office:value-type="date" office:date-value="2018-07-01" calcext:value-type="date">
            <text:p>juill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18-08-01" calcext:value-type="date">
            <text:p>aoû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date" office:date-value="2018-09-01" calcext:value-type="date">
            <text:p>septembre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date" office:date-value="2018-10-01" calcext:value-type="date">
            <text:p>octobr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8-11-01" calcext:value-type="date">
            <text:p>novembr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8-12-01" calcext:value-type="date">
            <text:p>décembre</text:p>
          </table:table-cell>
          <table:table-cell office:value-type="float" office:value="16" calcext:value-type="float">
            <text:p>16</text:p>
          </table:table-cell>
          <table:table-cell table:formula="of:=AVERAGE([.B2:.B13])" office:value-type="float" office:value="21.75" calcext:value-type="float">
            <text:p>21,75</text:p>
          </table:table-cell>
          <table:table-cell/>
        </table:table-row>
        <table:table-row table:style-name="ro1">
          <table:table-cell office:value-type="date" office:date-value="2019-01-01" calcext:value-type="date">
            <text:p>janvier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9-02-01" calcext:value-type="date">
            <text:p>février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9-03-01" calcext:value-type="date">
            <text:p>mars</text:p>
          </table:table-cell>
          <table:table-cell office:value-type="float" office:value="16" calcext:value-type="float">
            <text:p>16</text:p>
          </table:table-cell>
          <table:table-cell table:formula="of:=AVERAGE([.B14:.B16])" office:value-type="float" office:value="14.6666666666667" calcext:value-type="float">
            <text:p>14,6666666666667</text:p>
          </table:table-cell>
          <table:table-cell/>
        </table:table-row>
        <table:table-row table:style-name="ro1">
          <table:table-cell office:value-type="date" office:date-value="2019-04-01" calcext:value-type="date">
            <text:p>avril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9-05-01" calcext:value-type="date">
            <text:p>mai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9-06-01" calcext:value-type="date">
            <text:p>juin</text:p>
          </table:table-cell>
          <table:table-cell office:value-type="float" office:value="27" calcext:value-type="float">
            <text:p>27</text:p>
          </table:table-cell>
          <table:table-cell table:formula="of:=AVERAGE([.B19:.B21])" office:value-type="float" office:value="28.3333333333333" calcext:value-type="float">
            <text:p>28,3333333333333</text:p>
          </table:table-cell>
          <table:table-cell table:formula="of:=[.C19]-[.C16]" office:value-type="float" office:value="13.6666666666667" calcext:value-type="float">
            <text:p>13,6666666666667</text:p>
          </table:table-cell>
        </table:table-row>
        <table:table-row table:style-name="ro1">
          <table:table-cell office:value-type="date" office:date-value="2019-07-01" calcext:value-type="date">
            <text:p>juill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date" office:date-value="2019-08-01" calcext:value-type="date">
            <text:p>aoû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date" office:date-value="2019-09-01" calcext:value-type="date">
            <text:p>septembre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date" office:date-value="2019-10-01" calcext:value-type="date">
            <text:p>octobr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9-11-01" calcext:value-type="date">
            <text:p>novembre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9-12-01" calcext:value-type="date">
            <text:p>décembre</text:p>
          </table:table-cell>
          <table:table-cell office:value-type="float" office:value="17" calcext:value-type="float">
            <text:p>17</text:p>
          </table:table-cell>
          <table:table-cell table:formula="of:=AVERAGE([.B14:.B25])" office:value-type="float" office:value="21.1666666666667" calcext:value-type="float">
            <text:p>21,1666666666667</text:p>
          </table:table-cell>
          <table:table-cell/>
        </table:table-row>
      </table:table>
      <table:table table:name="Notes" table:style-name="ta1">
        <table:shapes>
          <draw:frame draw:z-index="0" draw:style-name="gr1" draw:text-style-name="P1" svg:width="15.999cm" svg:height="8.999cm" svg:x="27.664cm" svg:y="0.233cm">
            <draw:object draw:notify-on-update-of-ranges="Notes.G1:Notes.G1 Notes.G2:Notes.G22 Notes.H1:Notes.H1 Notes.H2:Notes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8.238cm" svg:y="9.569cm">
            <draw:object draw:notify-on-update-of-ranges="Notes.G1:Notes.G1 Notes.G2:Notes.G22 Notes.I1:Notes.I1 Notes.I2:Notes.I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8.352cm" svg:y="19.406cm">
            <draw:object draw:notify-on-update-of-ranges="Notes.G1:Notes.G1 Notes.G2:Notes.G22 Notes.J1:Notes.J1 Notes.J2:Notes.J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ce4"/>
        <table:table-column table:style-name="co3" table:default-cell-style-name="ce7"/>
        <table:table-column table:style-name="co2" table:number-columns-repeated="6" table:default-cell-style-name="ce4"/>
        <table:table-column table:style-name="co2" table:number-columns-repeated="1013" table:default-cell-style-name="ce7"/>
        <table:table-row table:style-name="ro2"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MOY</text:p>
          </table:table-cell>
          <table:table-cell/>
          <table:table-cell table:style-name="ce3"/>
          <table:table-cell table:style-name="ce3" office:value-type="string" calcext:value-type="string">
            <text:p>Range</text:p>
          </table:table-cell>
          <table:table-cell table:style-name="ce3" table:formula="of:=[.A1]" office:value-type="string" office:string-value="CC" calcext:value-type="string">
            <text:p>CC</text:p>
          </table:table-cell>
          <table:table-cell table:style-name="ce3" table:formula="of:=[.B1]" office:value-type="string" office:string-value="DC" calcext:value-type="string">
            <text:p>DC</text:p>
          </table:table-cell>
          <table:table-cell table:style-name="ce3" table:formula="of:=[.C1]" office:value-type="string" office:string-value="DS" calcext:value-type="string">
            <text:p>DS</text:p>
          </table:table-cell>
          <table:table-cell table:style-name="ce3" office:value-type="string" calcext:value-type="string">
            <text:p>MOY</text:p>
          </table:table-cell>
          <table:table-cell table:number-columns-repeated="1013"/>
        </table:table-row>
        <table:table-row table:style-name="ro2">
          <table:table-cell office:value-type="float" office:value="6.25" calcext:value-type="float">
            <text:p>6,25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table:formula="of:=AVERAGE([.A2:.C2])" office:value-type="float" office:value="5.41666666666667" calcext:value-type="float">
            <text:p>5,42</text:p>
          </table:table-cell>
          <table:table-cell/>
          <table:table-cell office:value-type="float" office:value="0" calcext:value-type="float">
            <text:p>0,00</text:p>
          </table:table-cell>
          <table:table-cell table:formula="of:=COM.MICROSOFT.CONCAT(&quot;[&quot;;[.F2];&quot;, &quot;;[.F2]+1;&quot;[&quot;)" office:value-type="string" office:string-value="[0, 1[" calcext:value-type="string">
            <text:p>[0, 1[</text:p>
          </table:table-cell>
          <table:table-cell table:formula="of:=COUNTIFS([.A$2:.A$26];COM.MICROSOFT.CONCAT(&quot;&gt;=&quot;;[.$F2]);[.A$2:.A$26];COM.MICROSOFT.CONCAT(&quot;&lt;&quot;;[.$F2]+1))" office:value-type="float" office:value="0" calcext:value-type="float">
            <text:p>0,00</text:p>
          </table:table-cell>
          <table:table-cell table:formula="of:=COUNTIFS([.B$2:.B$26];COM.MICROSOFT.CONCAT(&quot;&gt;=&quot;;[.$F2]);[.B$2:.B$26];COM.MICROSOFT.CONCAT(&quot;&lt;&quot;;[.$F2]+1))" office:value-type="float" office:value="0" calcext:value-type="float">
            <text:p>0,00</text:p>
          </table:table-cell>
          <table:table-cell table:formula="of:=COUNTIFS([.C$2:.C$26];COM.MICROSOFT.CONCAT(&quot;&gt;=&quot;;[.$F2]);[.C$2:.C$26];COM.MICROSOFT.CONCAT(&quot;&lt;&quot;;[.$F2]+1))" office:value-type="float" office:value="1" calcext:value-type="float">
            <text:p>1,00</text:p>
          </table:table-cell>
          <table:table-cell table:formula="of:=COUNTIFS([.D$2:.D$26];COM.MICROSOFT.CONCAT(&quot;&gt;=&quot;;[.$F2]);[.D$2:.D$26];COM.MICROSOFT.CONCAT(&quot;&lt;&quot;;[.$F2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,00</text:p>
          </table:table-cell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table:formula="of:=AVERAGE([.A3:.C3])" office:value-type="float" office:value="9.66666666666667" calcext:value-type="float">
            <text:p>9,67</text:p>
          </table:table-cell>
          <table:table-cell/>
          <table:table-cell table:formula="of:=[.F2]+1" office:value-type="float" office:value="1" calcext:value-type="float">
            <text:p>1,00</text:p>
          </table:table-cell>
          <table:table-cell table:formula="of:=COM.MICROSOFT.CONCAT(&quot;[&quot;;[.F3];&quot;, &quot;;[.F3]+1;&quot;[&quot;)" office:value-type="string" office:string-value="[1, 2[" calcext:value-type="string">
            <text:p>[1, 2[</text:p>
          </table:table-cell>
          <table:table-cell table:formula="of:=COUNTIFS([.A$2:.A$26];COM.MICROSOFT.CONCAT(&quot;&gt;=&quot;;[.$F3]);[.A$2:.A$26];COM.MICROSOFT.CONCAT(&quot;&lt;&quot;;[.$F3]+1))" office:value-type="float" office:value="0" calcext:value-type="float">
            <text:p>0,00</text:p>
          </table:table-cell>
          <table:table-cell table:formula="of:=COUNTIFS([.B$2:.B$26];COM.MICROSOFT.CONCAT(&quot;&gt;=&quot;;[.$F3]);[.B$2:.B$26];COM.MICROSOFT.CONCAT(&quot;&lt;&quot;;[.$F3]+1))" office:value-type="float" office:value="0" calcext:value-type="float">
            <text:p>0,00</text:p>
          </table:table-cell>
          <table:table-cell table:formula="of:=COUNTIFS([.C$2:.C$26];COM.MICROSOFT.CONCAT(&quot;&gt;=&quot;;[.$F3]);[.C$2:.C$26];COM.MICROSOFT.CONCAT(&quot;&lt;&quot;;[.$F3]+1))" office:value-type="float" office:value="0" calcext:value-type="float">
            <text:p>0,00</text:p>
          </table:table-cell>
          <table:table-cell table:formula="of:=COUNTIFS([.D$2:.D$26];COM.MICROSOFT.CONCAT(&quot;&gt;=&quot;;[.$F3]);[.D$2:.D$26];COM.MICROSOFT.CONCAT(&quot;&lt;&quot;;[.$F3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3.25" calcext:value-type="float">
            <text:p>13,25</text:p>
          </table:table-cell>
          <table:table-cell office:value-type="float" office:value="10" calcext:value-type="float">
            <text:p>10,00</text:p>
          </table:table-cell>
          <table:table-cell office:value-type="float" office:value="6.5" calcext:value-type="float">
            <text:p>6,50</text:p>
          </table:table-cell>
          <table:table-cell table:formula="of:=AVERAGE([.A4:.C4])" office:value-type="float" office:value="9.91666666666667" calcext:value-type="float">
            <text:p>9,92</text:p>
          </table:table-cell>
          <table:table-cell/>
          <table:table-cell table:formula="of:=[.F3]+1" office:value-type="float" office:value="2" calcext:value-type="float">
            <text:p>2,00</text:p>
          </table:table-cell>
          <table:table-cell table:formula="of:=COM.MICROSOFT.CONCAT(&quot;[&quot;;[.F4];&quot;, &quot;;[.F4]+1;&quot;[&quot;)" office:value-type="string" office:string-value="[2, 3[" calcext:value-type="string">
            <text:p>[2, 3[</text:p>
          </table:table-cell>
          <table:table-cell table:formula="of:=COUNTIFS([.A$2:.A$26];COM.MICROSOFT.CONCAT(&quot;&gt;=&quot;;[.$F4]);[.A$2:.A$26];COM.MICROSOFT.CONCAT(&quot;&lt;&quot;;[.$F4]+1))" office:value-type="float" office:value="0" calcext:value-type="float">
            <text:p>0,00</text:p>
          </table:table-cell>
          <table:table-cell table:formula="of:=COUNTIFS([.B$2:.B$26];COM.MICROSOFT.CONCAT(&quot;&gt;=&quot;;[.$F4]);[.B$2:.B$26];COM.MICROSOFT.CONCAT(&quot;&lt;&quot;;[.$F4]+1))" office:value-type="float" office:value="0" calcext:value-type="float">
            <text:p>0,00</text:p>
          </table:table-cell>
          <table:table-cell table:formula="of:=COUNTIFS([.C$2:.C$26];COM.MICROSOFT.CONCAT(&quot;&gt;=&quot;;[.$F4]);[.C$2:.C$26];COM.MICROSOFT.CONCAT(&quot;&lt;&quot;;[.$F4]+1))" office:value-type="float" office:value="0" calcext:value-type="float">
            <text:p>0,00</text:p>
          </table:table-cell>
          <table:table-cell table:formula="of:=COUNTIFS([.D$2:.D$26];COM.MICROSOFT.CONCAT(&quot;&gt;=&quot;;[.$F4]);[.D$2:.D$26];COM.MICROSOFT.CONCAT(&quot;&lt;&quot;;[.$F4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4.5" calcext:value-type="float">
            <text:p>14,50</text:p>
          </table:table-cell>
          <table:table-cell table:number-columns-repeated="2" office:value-type="float" office:value="10" calcext:value-type="float">
            <text:p>10,00</text:p>
          </table:table-cell>
          <table:table-cell table:formula="of:=AVERAGE([.A5:.C5])" office:value-type="float" office:value="11.5" calcext:value-type="float">
            <text:p>11,50</text:p>
          </table:table-cell>
          <table:table-cell/>
          <table:table-cell table:formula="of:=[.F4]+1" office:value-type="float" office:value="3" calcext:value-type="float">
            <text:p>3,00</text:p>
          </table:table-cell>
          <table:table-cell table:formula="of:=COM.MICROSOFT.CONCAT(&quot;[&quot;;[.F5];&quot;, &quot;;[.F5]+1;&quot;[&quot;)" office:value-type="string" office:string-value="[3, 4[" calcext:value-type="string">
            <text:p>[3, 4[</text:p>
          </table:table-cell>
          <table:table-cell table:formula="of:=COUNTIFS([.A$2:.A$26];COM.MICROSOFT.CONCAT(&quot;&gt;=&quot;;[.$F5]);[.A$2:.A$26];COM.MICROSOFT.CONCAT(&quot;&lt;&quot;;[.$F5]+1))" office:value-type="float" office:value="0" calcext:value-type="float">
            <text:p>0,00</text:p>
          </table:table-cell>
          <table:table-cell table:formula="of:=COUNTIFS([.B$2:.B$26];COM.MICROSOFT.CONCAT(&quot;&gt;=&quot;;[.$F5]);[.B$2:.B$26];COM.MICROSOFT.CONCAT(&quot;&lt;&quot;;[.$F5]+1))" office:value-type="float" office:value="0" calcext:value-type="float">
            <text:p>0,00</text:p>
          </table:table-cell>
          <table:table-cell table:formula="of:=COUNTIFS([.C$2:.C$26];COM.MICROSOFT.CONCAT(&quot;&gt;=&quot;;[.$F5]);[.C$2:.C$26];COM.MICROSOFT.CONCAT(&quot;&lt;&quot;;[.$F5]+1))" office:value-type="float" office:value="0" calcext:value-type="float">
            <text:p>0,00</text:p>
          </table:table-cell>
          <table:table-cell table:formula="of:=COUNTIFS([.D$2:.D$26];COM.MICROSOFT.CONCAT(&quot;&gt;=&quot;;[.$F5]);[.D$2:.D$26];COM.MICROSOFT.CONCAT(&quot;&lt;&quot;;[.$F5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4.5" calcext:value-type="float">
            <text:p>14,50</text:p>
          </table:table-cell>
          <table:table-cell office:value-type="float" office:value="11" calcext:value-type="float">
            <text:p>11,00</text:p>
          </table:table-cell>
          <table:table-cell office:value-type="float" office:value="10.25" calcext:value-type="float">
            <text:p>10,25</text:p>
          </table:table-cell>
          <table:table-cell table:formula="of:=AVERAGE([.A6:.C6])" office:value-type="float" office:value="11.9166666666667" calcext:value-type="float">
            <text:p>11,92</text:p>
          </table:table-cell>
          <table:table-cell/>
          <table:table-cell table:formula="of:=[.F5]+1" office:value-type="float" office:value="4" calcext:value-type="float">
            <text:p>4,00</text:p>
          </table:table-cell>
          <table:table-cell table:formula="of:=COM.MICROSOFT.CONCAT(&quot;[&quot;;[.F6];&quot;, &quot;;[.F6]+1;&quot;[&quot;)" office:value-type="string" office:string-value="[4, 5[" calcext:value-type="string">
            <text:p>[4, 5[</text:p>
          </table:table-cell>
          <table:table-cell table:formula="of:=COUNTIFS([.A$2:.A$26];COM.MICROSOFT.CONCAT(&quot;&gt;=&quot;;[.$F6]);[.A$2:.A$26];COM.MICROSOFT.CONCAT(&quot;&lt;&quot;;[.$F6]+1))" office:value-type="float" office:value="0" calcext:value-type="float">
            <text:p>0,00</text:p>
          </table:table-cell>
          <table:table-cell table:formula="of:=COUNTIFS([.B$2:.B$26];COM.MICROSOFT.CONCAT(&quot;&gt;=&quot;;[.$F6]);[.B$2:.B$26];COM.MICROSOFT.CONCAT(&quot;&lt;&quot;;[.$F6]+1))" office:value-type="float" office:value="0" calcext:value-type="float">
            <text:p>0,00</text:p>
          </table:table-cell>
          <table:table-cell table:formula="of:=COUNTIFS([.C$2:.C$26];COM.MICROSOFT.CONCAT(&quot;&gt;=&quot;;[.$F6]);[.C$2:.C$26];COM.MICROSOFT.CONCAT(&quot;&lt;&quot;;[.$F6]+1))" office:value-type="float" office:value="0" calcext:value-type="float">
            <text:p>0,00</text:p>
          </table:table-cell>
          <table:table-cell table:formula="of:=COUNTIFS([.D$2:.D$26];COM.MICROSOFT.CONCAT(&quot;&gt;=&quot;;[.$F6]);[.D$2:.D$26];COM.MICROSOFT.CONCAT(&quot;&lt;&quot;;[.$F6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12" calcext:value-type="float">
            <text:p>12,00</text:p>
          </table:table-cell>
          <table:table-cell table:style-name="ce5" office:value-type="float" office:value="11.5" calcext:value-type="float">
            <text:p>11,50</text:p>
          </table:table-cell>
          <table:table-cell table:style-name="ce5" table:formula="of:=AVERAGE([.A7:.C7])" office:value-type="float" office:value="12.9166666666667" calcext:value-type="float">
            <text:p>12,92</text:p>
          </table:table-cell>
          <table:table-cell office:value-type="string" calcext:value-type="string">
            <text:p>Q1</text:p>
          </table:table-cell>
          <table:table-cell table:formula="of:=[.F6]+1" office:value-type="float" office:value="5" calcext:value-type="float">
            <text:p>5,00</text:p>
          </table:table-cell>
          <table:table-cell table:formula="of:=COM.MICROSOFT.CONCAT(&quot;[&quot;;[.F7];&quot;, &quot;;[.F7]+1;&quot;[&quot;)" office:value-type="string" office:string-value="[5, 6[" calcext:value-type="string">
            <text:p>[5, 6[</text:p>
          </table:table-cell>
          <table:table-cell table:formula="of:=COUNTIFS([.A$2:.A$26];COM.MICROSOFT.CONCAT(&quot;&gt;=&quot;;[.$F7]);[.A$2:.A$26];COM.MICROSOFT.CONCAT(&quot;&lt;&quot;;[.$F7]+1))" office:value-type="float" office:value="0" calcext:value-type="float">
            <text:p>0,00</text:p>
          </table:table-cell>
          <table:table-cell table:formula="of:=COUNTIFS([.B$2:.B$26];COM.MICROSOFT.CONCAT(&quot;&gt;=&quot;;[.$F7]);[.B$2:.B$26];COM.MICROSOFT.CONCAT(&quot;&lt;&quot;;[.$F7]+1))" office:value-type="float" office:value="0" calcext:value-type="float">
            <text:p>0,00</text:p>
          </table:table-cell>
          <table:table-cell table:formula="of:=COUNTIFS([.C$2:.C$26];COM.MICROSOFT.CONCAT(&quot;&gt;=&quot;;[.$F7]);[.C$2:.C$26];COM.MICROSOFT.CONCAT(&quot;&lt;&quot;;[.$F7]+1))" office:value-type="float" office:value="0" calcext:value-type="float">
            <text:p>0,00</text:p>
          </table:table-cell>
          <table:table-cell table:formula="of:=COUNTIFS([.D$2:.D$26];COM.MICROSOFT.CONCAT(&quot;&gt;=&quot;;[.$F7]);[.D$2:.D$26];COM.MICROSOFT.CONCAT(&quot;&lt;&quot;;[.$F7]+1))" office:value-type="float" office:value="1" calcext:value-type="float">
            <text:p>1,00</text:p>
          </table:table-cell>
          <table:table-cell table:number-columns-repeated="1013"/>
        </table:table-row>
        <table:table-row table:style-name="ro2">
          <table:table-cell office:value-type="float" office:value="15.25" calcext:value-type="float">
            <text:p>15,25</text:p>
          </table:table-cell>
          <table:table-cell office:value-type="float" office:value="12" calcext:value-type="float">
            <text:p>12,00</text:p>
          </table:table-cell>
          <table:table-cell office:value-type="float" office:value="11.5" calcext:value-type="float">
            <text:p>11,50</text:p>
          </table:table-cell>
          <table:table-cell table:formula="of:=AVERAGE([.A8:.C8])" office:value-type="float" office:value="12.9166666666667" calcext:value-type="float">
            <text:p>12,92</text:p>
          </table:table-cell>
          <table:table-cell/>
          <table:table-cell table:formula="of:=[.F7]+1" office:value-type="float" office:value="6" calcext:value-type="float">
            <text:p>6,00</text:p>
          </table:table-cell>
          <table:table-cell table:formula="of:=COM.MICROSOFT.CONCAT(&quot;[&quot;;[.F8];&quot;, &quot;;[.F8]+1;&quot;[&quot;)" office:value-type="string" office:string-value="[6, 7[" calcext:value-type="string">
            <text:p>[6, 7[</text:p>
          </table:table-cell>
          <table:table-cell table:formula="of:=COUNTIFS([.A$2:.A$26];COM.MICROSOFT.CONCAT(&quot;&gt;=&quot;;[.$F8]);[.A$2:.A$26];COM.MICROSOFT.CONCAT(&quot;&lt;&quot;;[.$F8]+1))" office:value-type="float" office:value="1" calcext:value-type="float">
            <text:p>1,00</text:p>
          </table:table-cell>
          <table:table-cell table:formula="of:=COUNTIFS([.B$2:.B$26];COM.MICROSOFT.CONCAT(&quot;&gt;=&quot;;[.$F8]);[.B$2:.B$26];COM.MICROSOFT.CONCAT(&quot;&lt;&quot;;[.$F8]+1))" office:value-type="float" office:value="0" calcext:value-type="float">
            <text:p>0,00</text:p>
          </table:table-cell>
          <table:table-cell table:formula="of:=COUNTIFS([.C$2:.C$26];COM.MICROSOFT.CONCAT(&quot;&gt;=&quot;;[.$F8]);[.C$2:.C$26];COM.MICROSOFT.CONCAT(&quot;&lt;&quot;;[.$F8]+1))" office:value-type="float" office:value="2" calcext:value-type="float">
            <text:p>2,00</text:p>
          </table:table-cell>
          <table:table-cell table:formula="of:=COUNTIFS([.D$2:.D$26];COM.MICROSOFT.CONCAT(&quot;&gt;=&quot;;[.$F8]);[.D$2:.D$26];COM.MICROSOFT.CONCAT(&quot;&lt;&quot;;[.$F8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5.25" calcext:value-type="float">
            <text:p>15,25</text:p>
          </table:table-cell>
          <table:table-cell office:value-type="float" office:value="13" calcext:value-type="float">
            <text:p>13,00</text:p>
          </table:table-cell>
          <table:table-cell office:value-type="float" office:value="12" calcext:value-type="float">
            <text:p>12,00</text:p>
          </table:table-cell>
          <table:table-cell table:formula="of:=AVERAGE([.A9:.C9])" office:value-type="float" office:value="13.4166666666667" calcext:value-type="float">
            <text:p>13,42</text:p>
          </table:table-cell>
          <table:table-cell/>
          <table:table-cell table:formula="of:=[.F8]+1" office:value-type="float" office:value="7" calcext:value-type="float">
            <text:p>7,00</text:p>
          </table:table-cell>
          <table:table-cell table:formula="of:=COM.MICROSOFT.CONCAT(&quot;[&quot;;[.F9];&quot;, &quot;;[.F9]+1;&quot;[&quot;)" office:value-type="string" office:string-value="[7, 8[" calcext:value-type="string">
            <text:p>[7, 8[</text:p>
          </table:table-cell>
          <table:table-cell table:formula="of:=COUNTIFS([.A$2:.A$26];COM.MICROSOFT.CONCAT(&quot;&gt;=&quot;;[.$F9]);[.A$2:.A$26];COM.MICROSOFT.CONCAT(&quot;&lt;&quot;;[.$F9]+1))" office:value-type="float" office:value="0" calcext:value-type="float">
            <text:p>0,00</text:p>
          </table:table-cell>
          <table:table-cell table:formula="of:=COUNTIFS([.B$2:.B$26];COM.MICROSOFT.CONCAT(&quot;&gt;=&quot;;[.$F9]);[.B$2:.B$26];COM.MICROSOFT.CONCAT(&quot;&lt;&quot;;[.$F9]+1))" office:value-type="float" office:value="0" calcext:value-type="float">
            <text:p>0,00</text:p>
          </table:table-cell>
          <table:table-cell table:formula="of:=COUNTIFS([.C$2:.C$26];COM.MICROSOFT.CONCAT(&quot;&gt;=&quot;;[.$F9]);[.C$2:.C$26];COM.MICROSOFT.CONCAT(&quot;&lt;&quot;;[.$F9]+1))" office:value-type="float" office:value="0" calcext:value-type="float">
            <text:p>0,00</text:p>
          </table:table-cell>
          <table:table-cell table:formula="of:=COUNTIFS([.D$2:.D$26];COM.MICROSOFT.CONCAT(&quot;&gt;=&quot;;[.$F9]);[.D$2:.D$26];COM.MICROSOFT.CONCAT(&quot;&lt;&quot;;[.$F9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5.5" calcext:value-type="float">
            <text:p>15,50</text:p>
          </table:table-cell>
          <table:table-cell office:value-type="float" office:value="13" calcext:value-type="float">
            <text:p>13,00</text:p>
          </table:table-cell>
          <table:table-cell office:value-type="float" office:value="12.75" calcext:value-type="float">
            <text:p>12,75</text:p>
          </table:table-cell>
          <table:table-cell table:formula="of:=AVERAGE([.A10:.C10])" office:value-type="float" office:value="13.75" calcext:value-type="float">
            <text:p>13,75</text:p>
          </table:table-cell>
          <table:table-cell/>
          <table:table-cell table:formula="of:=[.F9]+1" office:value-type="float" office:value="8" calcext:value-type="float">
            <text:p>8,00</text:p>
          </table:table-cell>
          <table:table-cell table:formula="of:=COM.MICROSOFT.CONCAT(&quot;[&quot;;[.F10];&quot;, &quot;;[.F10]+1;&quot;[&quot;)" office:value-type="string" office:string-value="[8, 9[" calcext:value-type="string">
            <text:p>[8, 9[</text:p>
          </table:table-cell>
          <table:table-cell table:formula="of:=COUNTIFS([.A$2:.A$26];COM.MICROSOFT.CONCAT(&quot;&gt;=&quot;;[.$F10]);[.A$2:.A$26];COM.MICROSOFT.CONCAT(&quot;&lt;&quot;;[.$F10]+1))" office:value-type="float" office:value="0" calcext:value-type="float">
            <text:p>0,00</text:p>
          </table:table-cell>
          <table:table-cell table:formula="of:=COUNTIFS([.B$2:.B$26];COM.MICROSOFT.CONCAT(&quot;&gt;=&quot;;[.$F10]);[.B$2:.B$26];COM.MICROSOFT.CONCAT(&quot;&lt;&quot;;[.$F10]+1))" office:value-type="float" office:value="0" calcext:value-type="float">
            <text:p>0,00</text:p>
          </table:table-cell>
          <table:table-cell table:formula="of:=COUNTIFS([.C$2:.C$26];COM.MICROSOFT.CONCAT(&quot;&gt;=&quot;;[.$F10]);[.C$2:.C$26];COM.MICROSOFT.CONCAT(&quot;&lt;&quot;;[.$F10]+1))" office:value-type="float" office:value="0" calcext:value-type="float">
            <text:p>0,00</text:p>
          </table:table-cell>
          <table:table-cell table:formula="of:=COUNTIFS([.D$2:.D$26];COM.MICROSOFT.CONCAT(&quot;&gt;=&quot;;[.$F10]);[.D$2:.D$26];COM.MICROSOFT.CONCAT(&quot;&lt;&quot;;[.$F10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5.5" calcext:value-type="float">
            <text:p>15,50</text:p>
          </table:table-cell>
          <table:table-cell office:value-type="float" office:value="14" calcext:value-type="float">
            <text:p>14,00</text:p>
          </table:table-cell>
          <table:table-cell office:value-type="float" office:value="12.75" calcext:value-type="float">
            <text:p>12,75</text:p>
          </table:table-cell>
          <table:table-cell table:formula="of:=AVERAGE([.A11:.C11])" office:value-type="float" office:value="14.0833333333333" calcext:value-type="float">
            <text:p>14,08</text:p>
          </table:table-cell>
          <table:table-cell/>
          <table:table-cell table:formula="of:=[.F10]+1" office:value-type="float" office:value="9" calcext:value-type="float">
            <text:p>9,00</text:p>
          </table:table-cell>
          <table:table-cell table:formula="of:=COM.MICROSOFT.CONCAT(&quot;[&quot;;[.F11];&quot;, &quot;;[.F11]+1;&quot;[&quot;)" office:value-type="string" office:string-value="[9, 10[" calcext:value-type="string">
            <text:p>[9, 10[</text:p>
          </table:table-cell>
          <table:table-cell table:formula="of:=COUNTIFS([.A$2:.A$26];COM.MICROSOFT.CONCAT(&quot;&gt;=&quot;;[.$F11]);[.A$2:.A$26];COM.MICROSOFT.CONCAT(&quot;&lt;&quot;;[.$F11]+1))" office:value-type="float" office:value="0" calcext:value-type="float">
            <text:p>0,00</text:p>
          </table:table-cell>
          <table:table-cell table:formula="of:=COUNTIFS([.B$2:.B$26];COM.MICROSOFT.CONCAT(&quot;&gt;=&quot;;[.$F11]);[.B$2:.B$26];COM.MICROSOFT.CONCAT(&quot;&lt;&quot;;[.$F11]+1))" office:value-type="float" office:value="0" calcext:value-type="float">
            <text:p>0,00</text:p>
          </table:table-cell>
          <table:table-cell table:formula="of:=COUNTIFS([.C$2:.C$26];COM.MICROSOFT.CONCAT(&quot;&gt;=&quot;;[.$F11]);[.C$2:.C$26];COM.MICROSOFT.CONCAT(&quot;&lt;&quot;;[.$F11]+1))" office:value-type="float" office:value="0" calcext:value-type="float">
            <text:p>0,00</text:p>
          </table:table-cell>
          <table:table-cell table:formula="of:=COUNTIFS([.D$2:.D$26];COM.MICROSOFT.CONCAT(&quot;&gt;=&quot;;[.$F11]);[.D$2:.D$26];COM.MICROSOFT.CONCAT(&quot;&lt;&quot;;[.$F11]+1))" office:value-type="float" office:value="2" calcext:value-type="float">
            <text:p>2,00</text:p>
          </table:table-cell>
          <table:table-cell table:number-columns-repeated="1013"/>
        </table:table-row>
        <table:table-row table:style-name="ro2">
          <table:table-cell office:value-type="float" office:value="15.75" calcext:value-type="float">
            <text:p>15,75</text:p>
          </table:table-cell>
          <table:table-cell office:value-type="float" office:value="14" calcext:value-type="float">
            <text:p>14,00</text:p>
          </table:table-cell>
          <table:table-cell office:value-type="float" office:value="12.75" calcext:value-type="float">
            <text:p>12,75</text:p>
          </table:table-cell>
          <table:table-cell table:formula="of:=AVERAGE([.A12:.C12])" office:value-type="float" office:value="14.1666666666667" calcext:value-type="float">
            <text:p>14,17</text:p>
          </table:table-cell>
          <table:table-cell/>
          <table:table-cell table:formula="of:=[.F11]+1" office:value-type="float" office:value="10" calcext:value-type="float">
            <text:p>10,00</text:p>
          </table:table-cell>
          <table:table-cell table:formula="of:=COM.MICROSOFT.CONCAT(&quot;[&quot;;[.F12];&quot;, &quot;;[.F12]+1;&quot;[&quot;)" office:value-type="string" office:string-value="[10, 11[" calcext:value-type="string">
            <text:p>[10, 11[</text:p>
          </table:table-cell>
          <table:table-cell table:formula="of:=COUNTIFS([.A$2:.A$26];COM.MICROSOFT.CONCAT(&quot;&gt;=&quot;;[.$F12]);[.A$2:.A$26];COM.MICROSOFT.CONCAT(&quot;&lt;&quot;;[.$F12]+1))" office:value-type="float" office:value="0" calcext:value-type="float">
            <text:p>0,00</text:p>
          </table:table-cell>
          <table:table-cell table:formula="of:=COUNTIFS([.B$2:.B$26];COM.MICROSOFT.CONCAT(&quot;&gt;=&quot;;[.$F12]);[.B$2:.B$26];COM.MICROSOFT.CONCAT(&quot;&lt;&quot;;[.$F12]+1))" office:value-type="float" office:value="4" calcext:value-type="float">
            <text:p>4,00</text:p>
          </table:table-cell>
          <table:table-cell table:formula="of:=COUNTIFS([.C$2:.C$26];COM.MICROSOFT.CONCAT(&quot;&gt;=&quot;;[.$F12]);[.C$2:.C$26];COM.MICROSOFT.CONCAT(&quot;&lt;&quot;;[.$F12]+1))" office:value-type="float" office:value="2" calcext:value-type="float">
            <text:p>2,00</text:p>
          </table:table-cell>
          <table:table-cell table:formula="of:=COUNTIFS([.D$2:.D$26];COM.MICROSOFT.CONCAT(&quot;&gt;=&quot;;[.$F12]);[.D$2:.D$26];COM.MICROSOFT.CONCAT(&quot;&lt;&quot;;[.$F12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,00</text:p>
          </table:table-cell>
          <table:table-cell office:value-type="float" office:value="14" calcext:value-type="float">
            <text:p>14,00</text:p>
          </table:table-cell>
          <table:table-cell office:value-type="float" office:value="12.75" calcext:value-type="float">
            <text:p>12,75</text:p>
          </table:table-cell>
          <table:table-cell table:formula="of:=AVERAGE([.A13:.C13])" office:value-type="float" office:value="14.25" calcext:value-type="float">
            <text:p>14,25</text:p>
          </table:table-cell>
          <table:table-cell/>
          <table:table-cell table:formula="of:=[.F12]+1" office:value-type="float" office:value="11" calcext:value-type="float">
            <text:p>11,00</text:p>
          </table:table-cell>
          <table:table-cell table:formula="of:=COM.MICROSOFT.CONCAT(&quot;[&quot;;[.F13];&quot;, &quot;;[.F13]+1;&quot;[&quot;)" office:value-type="string" office:string-value="[11, 12[" calcext:value-type="string">
            <text:p>[11, 12[</text:p>
          </table:table-cell>
          <table:table-cell table:formula="of:=COUNTIFS([.A$2:.A$26];COM.MICROSOFT.CONCAT(&quot;&gt;=&quot;;[.$F13]);[.A$2:.A$26];COM.MICROSOFT.CONCAT(&quot;&lt;&quot;;[.$F13]+1))" office:value-type="float" office:value="0" calcext:value-type="float">
            <text:p>0,00</text:p>
          </table:table-cell>
          <table:table-cell table:formula="of:=COUNTIFS([.B$2:.B$26];COM.MICROSOFT.CONCAT(&quot;&gt;=&quot;;[.$F13]);[.B$2:.B$26];COM.MICROSOFT.CONCAT(&quot;&lt;&quot;;[.$F13]+1))" office:value-type="float" office:value="1" calcext:value-type="float">
            <text:p>1,00</text:p>
          </table:table-cell>
          <table:table-cell table:formula="of:=COUNTIFS([.C$2:.C$26];COM.MICROSOFT.CONCAT(&quot;&gt;=&quot;;[.$F13]);[.C$2:.C$26];COM.MICROSOFT.CONCAT(&quot;&lt;&quot;;[.$F13]+1))" office:value-type="float" office:value="2" calcext:value-type="float">
            <text:p>2,00</text:p>
          </table:table-cell>
          <table:table-cell table:formula="of:=COUNTIFS([.D$2:.D$26];COM.MICROSOFT.CONCAT(&quot;&gt;=&quot;;[.$F13]);[.D$2:.D$26];COM.MICROSOFT.CONCAT(&quot;&lt;&quot;;[.$F13]+1))" office:value-type="float" office:value="2" calcext:value-type="float">
            <text:p>2,00</text:p>
          </table:table-cell>
          <table:table-cell table:number-columns-repeated="1013"/>
        </table:table-row>
        <table:table-row table:style-name="ro2"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13" calcext:value-type="float">
            <text:p>13,00</text:p>
          </table:table-cell>
          <table:table-cell table:style-name="ce5" table:formula="of:=AVERAGE([.A14:.C14])" office:value-type="float" office:value="14.6666666666667" calcext:value-type="float">
            <text:p>14,67</text:p>
          </table:table-cell>
          <table:table-cell office:value-type="string" calcext:value-type="string">
            <text:p>Q2</text:p>
          </table:table-cell>
          <table:table-cell table:formula="of:=[.F13]+1" office:value-type="float" office:value="12" calcext:value-type="float">
            <text:p>12,00</text:p>
          </table:table-cell>
          <table:table-cell table:formula="of:=COM.MICROSOFT.CONCAT(&quot;[&quot;;[.F14];&quot;, &quot;;[.F14]+1;&quot;[&quot;)" office:value-type="string" office:string-value="[12, 13[" calcext:value-type="string">
            <text:p>[12, 13[</text:p>
          </table:table-cell>
          <table:table-cell table:formula="of:=COUNTIFS([.A$2:.A$26];COM.MICROSOFT.CONCAT(&quot;&gt;=&quot;;[.$F14]);[.A$2:.A$26];COM.MICROSOFT.CONCAT(&quot;&lt;&quot;;[.$F14]+1))" office:value-type="float" office:value="0" calcext:value-type="float">
            <text:p>0,00</text:p>
          </table:table-cell>
          <table:table-cell table:formula="of:=COUNTIFS([.B$2:.B$26];COM.MICROSOFT.CONCAT(&quot;&gt;=&quot;;[.$F14]);[.B$2:.B$26];COM.MICROSOFT.CONCAT(&quot;&lt;&quot;;[.$F14]+1))" office:value-type="float" office:value="2" calcext:value-type="float">
            <text:p>2,00</text:p>
          </table:table-cell>
          <table:table-cell table:formula="of:=COUNTIFS([.C$2:.C$26];COM.MICROSOFT.CONCAT(&quot;&gt;=&quot;;[.$F14]);[.C$2:.C$26];COM.MICROSOFT.CONCAT(&quot;&lt;&quot;;[.$F14]+1))" office:value-type="float" office:value="5" calcext:value-type="float">
            <text:p>5,00</text:p>
          </table:table-cell>
          <table:table-cell table:formula="of:=COUNTIFS([.D$2:.D$26];COM.MICROSOFT.CONCAT(&quot;&gt;=&quot;;[.$F14]);[.D$2:.D$26];COM.MICROSOFT.CONCAT(&quot;&lt;&quot;;[.$F14]+1))" office:value-type="float" office:value="2" calcext:value-type="float">
            <text:p>2,00</text:p>
          </table:table-cell>
          <table:table-cell table:number-columns-repeated="1013"/>
        </table:table-row>
        <table:table-row table:style-name="ro2">
          <table:table-cell office:value-type="float" office:value="17.25" calcext:value-type="float">
            <text:p>17,25</text:p>
          </table:table-cell>
          <table:table-cell office:value-type="float" office:value="15" calcext:value-type="float">
            <text:p>15,00</text:p>
          </table:table-cell>
          <table:table-cell office:value-type="float" office:value="13" calcext:value-type="float">
            <text:p>13,00</text:p>
          </table:table-cell>
          <table:table-cell table:formula="of:=AVERAGE([.A15:.C15])" office:value-type="float" office:value="15.0833333333333" calcext:value-type="float">
            <text:p>15,08</text:p>
          </table:table-cell>
          <table:table-cell/>
          <table:table-cell table:formula="of:=[.F14]+1" office:value-type="float" office:value="13" calcext:value-type="float">
            <text:p>13,00</text:p>
          </table:table-cell>
          <table:table-cell table:formula="of:=COM.MICROSOFT.CONCAT(&quot;[&quot;;[.F15];&quot;, &quot;;[.F15]+1;&quot;[&quot;)" office:value-type="string" office:string-value="[13, 14[" calcext:value-type="string">
            <text:p>[13, 14[</text:p>
          </table:table-cell>
          <table:table-cell table:formula="of:=COUNTIFS([.A$2:.A$26];COM.MICROSOFT.CONCAT(&quot;&gt;=&quot;;[.$F15]);[.A$2:.A$26];COM.MICROSOFT.CONCAT(&quot;&lt;&quot;;[.$F15]+1))" office:value-type="float" office:value="2" calcext:value-type="float">
            <text:p>2,00</text:p>
          </table:table-cell>
          <table:table-cell table:formula="of:=COUNTIFS([.B$2:.B$26];COM.MICROSOFT.CONCAT(&quot;&gt;=&quot;;[.$F15]);[.B$2:.B$26];COM.MICROSOFT.CONCAT(&quot;&lt;&quot;;[.$F15]+1))" office:value-type="float" office:value="2" calcext:value-type="float">
            <text:p>2,00</text:p>
          </table:table-cell>
          <table:table-cell table:formula="of:=COUNTIFS([.C$2:.C$26];COM.MICROSOFT.CONCAT(&quot;&gt;=&quot;;[.$F15]);[.C$2:.C$26];COM.MICROSOFT.CONCAT(&quot;&lt;&quot;;[.$F15]+1))" office:value-type="float" office:value="6" calcext:value-type="float">
            <text:p>6,00</text:p>
          </table:table-cell>
          <table:table-cell table:formula="of:=COUNTIFS([.D$2:.D$26];COM.MICROSOFT.CONCAT(&quot;&gt;=&quot;;[.$F15]);[.D$2:.D$26];COM.MICROSOFT.CONCAT(&quot;&lt;&quot;;[.$F15]+1))" office:value-type="float" office:value="2" calcext:value-type="float">
            <text:p>2,00</text:p>
          </table:table-cell>
          <table:table-cell table:number-columns-repeated="1013"/>
        </table:table-row>
        <table:table-row table:style-name="ro2">
          <table:table-cell office:value-type="float" office:value="17.5" calcext:value-type="float">
            <text:p>17,50</text:p>
          </table:table-cell>
          <table:table-cell office:value-type="float" office:value="15" calcext:value-type="float">
            <text:p>15,00</text:p>
          </table:table-cell>
          <table:table-cell office:value-type="float" office:value="13.5" calcext:value-type="float">
            <text:p>13,50</text:p>
          </table:table-cell>
          <table:table-cell table:formula="of:=AVERAGE([.A16:.C16])" office:value-type="float" office:value="15.3333333333333" calcext:value-type="float">
            <text:p>15,33</text:p>
          </table:table-cell>
          <table:table-cell/>
          <table:table-cell table:formula="of:=[.F15]+1" office:value-type="float" office:value="14" calcext:value-type="float">
            <text:p>14,00</text:p>
          </table:table-cell>
          <table:table-cell table:formula="of:=COM.MICROSOFT.CONCAT(&quot;[&quot;;[.F16];&quot;, &quot;;[.F16]+1;&quot;[&quot;)" office:value-type="string" office:string-value="[14, 15[" calcext:value-type="string">
            <text:p>[14, 15[</text:p>
          </table:table-cell>
          <table:table-cell table:formula="of:=COUNTIFS([.A$2:.A$26];COM.MICROSOFT.CONCAT(&quot;&gt;=&quot;;[.$F16]);[.A$2:.A$26];COM.MICROSOFT.CONCAT(&quot;&lt;&quot;;[.$F16]+1))" office:value-type="float" office:value="2" calcext:value-type="float">
            <text:p>2,00</text:p>
          </table:table-cell>
          <table:table-cell table:formula="of:=COUNTIFS([.B$2:.B$26];COM.MICROSOFT.CONCAT(&quot;&gt;=&quot;;[.$F16]);[.B$2:.B$26];COM.MICROSOFT.CONCAT(&quot;&lt;&quot;;[.$F16]+1))" office:value-type="float" office:value="3" calcext:value-type="float">
            <text:p>3,00</text:p>
          </table:table-cell>
          <table:table-cell table:formula="of:=COUNTIFS([.C$2:.C$26];COM.MICROSOFT.CONCAT(&quot;&gt;=&quot;;[.$F16]);[.C$2:.C$26];COM.MICROSOFT.CONCAT(&quot;&lt;&quot;;[.$F16]+1))" office:value-type="float" office:value="1" calcext:value-type="float">
            <text:p>1,00</text:p>
          </table:table-cell>
          <table:table-cell table:formula="of:=COUNTIFS([.D$2:.D$26];COM.MICROSOFT.CONCAT(&quot;&gt;=&quot;;[.$F16]);[.D$2:.D$26];COM.MICROSOFT.CONCAT(&quot;&lt;&quot;;[.$F16]+1))" office:value-type="float" office:value="4" calcext:value-type="float">
            <text:p>4,00</text:p>
          </table:table-cell>
          <table:table-cell table:number-columns-repeated="1013"/>
        </table:table-row>
        <table:table-row table:style-name="ro2">
          <table:table-cell office:value-type="float" office:value="17.5" calcext:value-type="float">
            <text:p>17,50</text:p>
          </table:table-cell>
          <table:table-cell office:value-type="float" office:value="16" calcext:value-type="float">
            <text:p>16,00</text:p>
          </table:table-cell>
          <table:table-cell office:value-type="float" office:value="13.5" calcext:value-type="float">
            <text:p>13,50</text:p>
          </table:table-cell>
          <table:table-cell table:formula="of:=AVERAGE([.A17:.C17])" office:value-type="float" office:value="15.6666666666667" calcext:value-type="float">
            <text:p>15,67</text:p>
          </table:table-cell>
          <table:table-cell/>
          <table:table-cell table:formula="of:=[.F16]+1" office:value-type="float" office:value="15" calcext:value-type="float">
            <text:p>15,00</text:p>
          </table:table-cell>
          <table:table-cell table:formula="of:=COM.MICROSOFT.CONCAT(&quot;[&quot;;[.F17];&quot;, &quot;;[.F17]+1;&quot;[&quot;)" office:value-type="string" office:string-value="[15, 16[" calcext:value-type="string">
            <text:p>[15, 16[</text:p>
          </table:table-cell>
          <table:table-cell table:formula="of:=COUNTIFS([.A$2:.A$26];COM.MICROSOFT.CONCAT(&quot;&gt;=&quot;;[.$F17]);[.A$2:.A$26];COM.MICROSOFT.CONCAT(&quot;&lt;&quot;;[.$F17]+1))" office:value-type="float" office:value="6" calcext:value-type="float">
            <text:p>6,00</text:p>
          </table:table-cell>
          <table:table-cell table:formula="of:=COUNTIFS([.B$2:.B$26];COM.MICROSOFT.CONCAT(&quot;&gt;=&quot;;[.$F17]);[.B$2:.B$26];COM.MICROSOFT.CONCAT(&quot;&lt;&quot;;[.$F17]+1))" office:value-type="float" office:value="3" calcext:value-type="float">
            <text:p>3,00</text:p>
          </table:table-cell>
          <table:table-cell table:formula="of:=COUNTIFS([.C$2:.C$26];COM.MICROSOFT.CONCAT(&quot;&gt;=&quot;;[.$F17]);[.C$2:.C$26];COM.MICROSOFT.CONCAT(&quot;&lt;&quot;;[.$F17]+1))" office:value-type="float" office:value="4" calcext:value-type="float">
            <text:p>4,00</text:p>
          </table:table-cell>
          <table:table-cell table:formula="of:=COUNTIFS([.D$2:.D$26];COM.MICROSOFT.CONCAT(&quot;&gt;=&quot;;[.$F17]);[.D$2:.D$26];COM.MICROSOFT.CONCAT(&quot;&lt;&quot;;[.$F17]+1))" office:value-type="float" office:value="4" calcext:value-type="float">
            <text:p>4,00</text:p>
          </table:table-cell>
          <table:table-cell table:number-columns-repeated="1013"/>
        </table:table-row>
        <table:table-row table:style-name="ro2">
          <table:table-cell office:value-type="float" office:value="17.75" calcext:value-type="float">
            <text:p>17,75</text:p>
          </table:table-cell>
          <table:table-cell office:value-type="float" office:value="16" calcext:value-type="float">
            <text:p>16,00</text:p>
          </table:table-cell>
          <table:table-cell office:value-type="float" office:value="13.5" calcext:value-type="float">
            <text:p>13,50</text:p>
          </table:table-cell>
          <table:table-cell table:formula="of:=AVERAGE([.A18:.C18])" office:value-type="float" office:value="15.75" calcext:value-type="float">
            <text:p>15,75</text:p>
          </table:table-cell>
          <table:table-cell/>
          <table:table-cell table:formula="of:=[.F17]+1" office:value-type="float" office:value="16" calcext:value-type="float">
            <text:p>16,00</text:p>
          </table:table-cell>
          <table:table-cell table:formula="of:=COM.MICROSOFT.CONCAT(&quot;[&quot;;[.F18];&quot;, &quot;;[.F18]+1;&quot;[&quot;)" office:value-type="string" office:string-value="[16, 17[" calcext:value-type="string">
            <text:p>[16, 17[</text:p>
          </table:table-cell>
          <table:table-cell table:formula="of:=COUNTIFS([.A$2:.A$26];COM.MICROSOFT.CONCAT(&quot;&gt;=&quot;;[.$F18]);[.A$2:.A$26];COM.MICROSOFT.CONCAT(&quot;&lt;&quot;;[.$F18]+1))" office:value-type="float" office:value="2" calcext:value-type="float">
            <text:p>2,00</text:p>
          </table:table-cell>
          <table:table-cell table:formula="of:=COUNTIFS([.B$2:.B$26];COM.MICROSOFT.CONCAT(&quot;&gt;=&quot;;[.$F18]);[.B$2:.B$26];COM.MICROSOFT.CONCAT(&quot;&lt;&quot;;[.$F18]+1))" office:value-type="float" office:value="2" calcext:value-type="float">
            <text:p>2,00</text:p>
          </table:table-cell>
          <table:table-cell table:formula="of:=COUNTIFS([.C$2:.C$26];COM.MICROSOFT.CONCAT(&quot;&gt;=&quot;;[.$F18]);[.C$2:.C$26];COM.MICROSOFT.CONCAT(&quot;&lt;&quot;;[.$F18]+1))" office:value-type="float" office:value="1" calcext:value-type="float">
            <text:p>1,00</text:p>
          </table:table-cell>
          <table:table-cell table:formula="of:=COUNTIFS([.D$2:.D$26];COM.MICROSOFT.CONCAT(&quot;&gt;=&quot;;[.$F18]);[.D$2:.D$26];COM.MICROSOFT.CONCAT(&quot;&lt;&quot;;[.$F18]+1))" office:value-type="float" office:value="2" calcext:value-type="float">
            <text:p>2,00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,00</text:p>
          </table:table-cell>
          <table:table-cell office:value-type="float" office:value="17" calcext:value-type="float">
            <text:p>17,00</text:p>
          </table:table-cell>
          <table:table-cell office:value-type="float" office:value="13.75" calcext:value-type="float">
            <text:p>13,75</text:p>
          </table:table-cell>
          <table:table-cell table:formula="of:=AVERAGE([.A19:.C19])" office:value-type="float" office:value="16.25" calcext:value-type="float">
            <text:p>16,25</text:p>
          </table:table-cell>
          <table:table-cell/>
          <table:table-cell table:formula="of:=[.F18]+1" office:value-type="float" office:value="17" calcext:value-type="float">
            <text:p>17,00</text:p>
          </table:table-cell>
          <table:table-cell table:formula="of:=COM.MICROSOFT.CONCAT(&quot;[&quot;;[.F19];&quot;, &quot;;[.F19]+1;&quot;[&quot;)" office:value-type="string" office:string-value="[17, 18[" calcext:value-type="string">
            <text:p>[17, 18[</text:p>
          </table:table-cell>
          <table:table-cell table:formula="of:=COUNTIFS([.A$2:.A$26];COM.MICROSOFT.CONCAT(&quot;&gt;=&quot;;[.$F19]);[.A$2:.A$26];COM.MICROSOFT.CONCAT(&quot;&lt;&quot;;[.$F19]+1))" office:value-type="float" office:value="4" calcext:value-type="float">
            <text:p>4,00</text:p>
          </table:table-cell>
          <table:table-cell table:formula="of:=COUNTIFS([.B$2:.B$26];COM.MICROSOFT.CONCAT(&quot;&gt;=&quot;;[.$F19]);[.B$2:.B$26];COM.MICROSOFT.CONCAT(&quot;&lt;&quot;;[.$F19]+1))" office:value-type="float" office:value="2" calcext:value-type="float">
            <text:p>2,00</text:p>
          </table:table-cell>
          <table:table-cell table:formula="of:=COUNTIFS([.C$2:.C$26];COM.MICROSOFT.CONCAT(&quot;&gt;=&quot;;[.$F19]);[.C$2:.C$26];COM.MICROSOFT.CONCAT(&quot;&lt;&quot;;[.$F19]+1))" office:value-type="float" office:value="1" calcext:value-type="float">
            <text:p>1,00</text:p>
          </table:table-cell>
          <table:table-cell table:formula="of:=COUNTIFS([.D$2:.D$26];COM.MICROSOFT.CONCAT(&quot;&gt;=&quot;;[.$F19]);[.D$2:.D$26];COM.MICROSOFT.CONCAT(&quot;&lt;&quot;;[.$F19]+1))" office:value-type="float" office:value="4" calcext:value-type="float">
            <text:p>4,00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,00</text:p>
          </table:table-cell>
          <table:table-cell office:value-type="float" office:value="17.5" calcext:value-type="float">
            <text:p>17,50</text:p>
          </table:table-cell>
          <table:table-cell office:value-type="float" office:value="14.75" calcext:value-type="float">
            <text:p>14,75</text:p>
          </table:table-cell>
          <table:table-cell table:formula="of:=AVERAGE([.A20:.C20])" office:value-type="float" office:value="16.75" calcext:value-type="float">
            <text:p>16,75</text:p>
          </table:table-cell>
          <table:table-cell/>
          <table:table-cell table:formula="of:=[.F19]+1" office:value-type="float" office:value="18" calcext:value-type="float">
            <text:p>18,00</text:p>
          </table:table-cell>
          <table:table-cell table:formula="of:=COM.MICROSOFT.CONCAT(&quot;[&quot;;[.F20];&quot;, &quot;;[.F20]+1;&quot;[&quot;)" office:value-type="string" office:string-value="[18, 19[" calcext:value-type="string">
            <text:p>[18, 19[</text:p>
          </table:table-cell>
          <table:table-cell table:formula="of:=COUNTIFS([.A$2:.A$26];COM.MICROSOFT.CONCAT(&quot;&gt;=&quot;;[.$F20]);[.A$2:.A$26];COM.MICROSOFT.CONCAT(&quot;&lt;&quot;;[.$F20]+1))" office:value-type="float" office:value="6" calcext:value-type="float">
            <text:p>6,00</text:p>
          </table:table-cell>
          <table:table-cell table:formula="of:=COUNTIFS([.B$2:.B$26];COM.MICROSOFT.CONCAT(&quot;&gt;=&quot;;[.$F20]);[.B$2:.B$26];COM.MICROSOFT.CONCAT(&quot;&lt;&quot;;[.$F20]+1))" office:value-type="float" office:value="3" calcext:value-type="float">
            <text:p>3,00</text:p>
          </table:table-cell>
          <table:table-cell table:formula="of:=COUNTIFS([.C$2:.C$26];COM.MICROSOFT.CONCAT(&quot;&gt;=&quot;;[.$F20]);[.C$2:.C$26];COM.MICROSOFT.CONCAT(&quot;&lt;&quot;;[.$F20]+1))" office:value-type="float" office:value="0" calcext:value-type="float">
            <text:p>0,00</text:p>
          </table:table-cell>
          <table:table-cell table:formula="of:=COUNTIFS([.D$2:.D$26];COM.MICROSOFT.CONCAT(&quot;&gt;=&quot;;[.$F20]);[.D$2:.D$26];COM.MICROSOFT.CONCAT(&quot;&lt;&quot;;[.$F20]+1))" office:value-type="float" office:value="1" calcext:value-type="float">
            <text:p>1,00</text:p>
          </table:table-cell>
          <table:table-cell table:number-columns-repeated="1013"/>
        </table:table-row>
        <table:table-row table:style-name="ro2"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table:formula="of:=AVERAGE([.A21:.C21])" office:value-type="float" office:value="17.0833333333333" calcext:value-type="float">
            <text:p>17,08</text:p>
          </table:table-cell>
          <table:table-cell office:value-type="string" calcext:value-type="string">
            <text:p>Q3</text:p>
          </table:table-cell>
          <table:table-cell table:formula="of:=[.F20]+1" office:value-type="float" office:value="19" calcext:value-type="float">
            <text:p>19,00</text:p>
          </table:table-cell>
          <table:table-cell table:formula="of:=COM.MICROSOFT.CONCAT(&quot;[&quot;;[.F21];&quot;, &quot;;[.F21]+1;&quot;[&quot;)" office:value-type="string" office:string-value="[19, 20[" calcext:value-type="string">
            <text:p>[19, 20[</text:p>
          </table:table-cell>
          <table:table-cell table:formula="of:=COUNTIFS([.A$2:.A$26];COM.MICROSOFT.CONCAT(&quot;&gt;=&quot;;[.$F21]);[.A$2:.A$26];COM.MICROSOFT.CONCAT(&quot;&lt;&quot;;[.$F21]+1))" office:value-type="float" office:value="2" calcext:value-type="float">
            <text:p>2,00</text:p>
          </table:table-cell>
          <table:table-cell table:formula="of:=COUNTIFS([.B$2:.B$26];COM.MICROSOFT.CONCAT(&quot;&gt;=&quot;;[.$F21]);[.B$2:.B$26];COM.MICROSOFT.CONCAT(&quot;&lt;&quot;;[.$F21]+1))" office:value-type="float" office:value="1" calcext:value-type="float">
            <text:p>1,00</text:p>
          </table:table-cell>
          <table:table-cell table:formula="of:=COUNTIFS([.C$2:.C$26];COM.MICROSOFT.CONCAT(&quot;&gt;=&quot;;[.$F21]);[.C$2:.C$26];COM.MICROSOFT.CONCAT(&quot;&lt;&quot;;[.$F21]+1))" office:value-type="float" office:value="0" calcext:value-type="float">
            <text:p>0,00</text:p>
          </table:table-cell>
          <table:table-cell table:formula="of:=COUNTIFS([.D$2:.D$26];COM.MICROSOFT.CONCAT(&quot;&gt;=&quot;;[.$F21]);[.D$2:.D$26];COM.MICROSOFT.CONCAT(&quot;&lt;&quot;;[.$F21]+1))" office:value-type="float" office:value="1" calcext:value-type="float">
            <text:p>1,00</text:p>
          </table:table-cell>
          <table:table-cell table:number-columns-repeated="1013"/>
        </table:table-row>
        <table:table-row table:style-name="ro2">
          <table:table-cell office:value-type="float" office:value="18.25" calcext:value-type="float">
            <text:p>18,25</text:p>
          </table:table-cell>
          <table:table-cell office:value-type="float" office:value="18" calcext:value-type="float">
            <text:p>18,00</text:p>
          </table:table-cell>
          <table:table-cell office:value-type="float" office:value="15.5" calcext:value-type="float">
            <text:p>15,50</text:p>
          </table:table-cell>
          <table:table-cell table:formula="of:=AVERAGE([.A22:.C22])" office:value-type="float" office:value="17.25" calcext:value-type="float">
            <text:p>17,25</text:p>
          </table:table-cell>
          <table:table-cell/>
          <table:table-cell table:formula="of:=[.F21]+1" office:value-type="float" office:value="20" calcext:value-type="float">
            <text:p>20,00</text:p>
          </table:table-cell>
          <table:table-cell table:formula="of:=COM.MICROSOFT.CONCAT(&quot;[&quot;;[.F22];&quot;, &quot;;[.F22]+1;&quot;[&quot;)" office:value-type="string" office:string-value="[20, 21[" calcext:value-type="string">
            <text:p>[20, 21[</text:p>
          </table:table-cell>
          <table:table-cell table:formula="of:=COUNTIFS([.A$2:.A$26];COM.MICROSOFT.CONCAT(&quot;&gt;=&quot;;[.$F22]);[.A$2:.A$26];COM.MICROSOFT.CONCAT(&quot;&lt;&quot;;[.$F22]+1))" office:value-type="float" office:value="0" calcext:value-type="float">
            <text:p>0,00</text:p>
          </table:table-cell>
          <table:table-cell table:formula="of:=COUNTIFS([.B$2:.B$26];COM.MICROSOFT.CONCAT(&quot;&gt;=&quot;;[.$F22]);[.B$2:.B$26];COM.MICROSOFT.CONCAT(&quot;&lt;&quot;;[.$F22]+1))" office:value-type="float" office:value="2" calcext:value-type="float">
            <text:p>2,00</text:p>
          </table:table-cell>
          <table:table-cell table:formula="of:=COUNTIFS([.C$2:.C$26];COM.MICROSOFT.CONCAT(&quot;&gt;=&quot;;[.$F22]);[.C$2:.C$26];COM.MICROSOFT.CONCAT(&quot;&lt;&quot;;[.$F22]+1))" office:value-type="float" office:value="0" calcext:value-type="float">
            <text:p>0,00</text:p>
          </table:table-cell>
          <table:table-cell table:formula="of:=COUNTIFS([.D$2:.D$26];COM.MICROSOFT.CONCAT(&quot;&gt;=&quot;;[.$F22]);[.D$2:.D$26];COM.MICROSOFT.CONCAT(&quot;&lt;&quot;;[.$F22]+1)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float" office:value="18.25" calcext:value-type="float">
            <text:p>18,25</text:p>
          </table:table-cell>
          <table:table-cell office:value-type="float" office:value="18" calcext:value-type="float">
            <text:p>18,00</text:p>
          </table:table-cell>
          <table:table-cell office:value-type="float" office:value="15.5" calcext:value-type="float">
            <text:p>15,50</text:p>
          </table:table-cell>
          <table:table-cell table:formula="of:=AVERAGE([.A23:.C23])" office:value-type="float" office:value="17.25" calcext:value-type="float">
            <text:p>17,25</text:p>
          </table:table-cell>
          <table:table-cell/>
          <table:table-cell table:style-name="ce7"/>
          <table:table-cell table:style-name="ce9" office:value-type="string" calcext:value-type="string">
            <text:p>MIN</text:p>
          </table:table-cell>
          <table:table-cell table:style-name="ce10" table:formula="of:=MIN([.A$2:.A$26])" office:value-type="float" office:value="6.25" calcext:value-type="float">
            <text:p>6,25</text:p>
          </table:table-cell>
          <table:table-cell table:style-name="ce10" table:formula="of:=MIN([.B$2:.B$26])" office:value-type="float" office:value="10" calcext:value-type="float">
            <text:p>10,00</text:p>
          </table:table-cell>
          <table:table-cell table:style-name="ce10" table:formula="of:=MIN([.C$2:.C$26])" office:value-type="float" office:value="0" calcext:value-type="float">
            <text:p>0,00</text:p>
          </table:table-cell>
          <table:table-cell table:style-name="ce10" table:formula="of:=MIN([.D$2:.D$26])" office:value-type="float" office:value="5.41666666666667" calcext:value-type="float">
            <text:p>5,42</text:p>
          </table:table-cell>
          <table:table-cell table:number-columns-repeated="1013"/>
        </table:table-row>
        <table:table-row table:style-name="ro2">
          <table:table-cell office:value-type="float" office:value="18.5" calcext:value-type="float">
            <text:p>18,50</text:p>
          </table:table-cell>
          <table:table-cell office:value-type="float" office:value="19" calcext:value-type="float">
            <text:p>19,00</text:p>
          </table:table-cell>
          <table:table-cell office:value-type="float" office:value="15.75" calcext:value-type="float">
            <text:p>15,75</text:p>
          </table:table-cell>
          <table:table-cell table:formula="of:=AVERAGE([.A24:.C24])" office:value-type="float" office:value="17.75" calcext:value-type="float">
            <text:p>17,75</text:p>
          </table:table-cell>
          <table:table-cell/>
          <table:table-cell table:style-name="ce7"/>
          <table:table-cell table:style-name="ce8" office:value-type="string" calcext:value-type="string">
            <text:p>Q1</text:p>
          </table:table-cell>
          <table:table-cell table:style-name="ce6" table:formula="of:=[.A7]" office:value-type="float" office:value="15.25" calcext:value-type="float">
            <text:p>15,25</text:p>
          </table:table-cell>
          <table:table-cell table:style-name="ce6" table:formula="of:=[.B7]" office:value-type="float" office:value="12" calcext:value-type="float">
            <text:p>12,00</text:p>
          </table:table-cell>
          <table:table-cell table:style-name="ce6" table:formula="of:=[.C7]" office:value-type="float" office:value="11.5" calcext:value-type="float">
            <text:p>11,50</text:p>
          </table:table-cell>
          <table:table-cell table:style-name="ce6" table:formula="of:=[.D7]" office:value-type="float" office:value="12.9166666666667" calcext:value-type="float">
            <text:p>12,92</text:p>
          </table:table-cell>
          <table:table-cell table:number-columns-repeated="1013"/>
        </table:table-row>
        <table:table-row table:style-name="ro2">
          <table:table-cell office:value-type="float" office:value="19.5" calcext:value-type="float">
            <text:p>19,50</text:p>
          </table:table-cell>
          <table:table-cell office:value-type="float" office:value="20" calcext:value-type="float">
            <text:p>20,00</text:p>
          </table:table-cell>
          <table:table-cell office:value-type="float" office:value="16" calcext:value-type="float">
            <text:p>16,00</text:p>
          </table:table-cell>
          <table:table-cell table:formula="of:=AVERAGE([.A25:.C25])" office:value-type="float" office:value="18.5" calcext:value-type="float">
            <text:p>18,50</text:p>
          </table:table-cell>
          <table:table-cell/>
          <table:table-cell table:style-name="ce7"/>
          <table:table-cell table:style-name="ce8" office:value-type="string" calcext:value-type="string">
            <text:p>Q2</text:p>
          </table:table-cell>
          <table:table-cell table:style-name="ce6" table:formula="of:=[.A13]" office:value-type="float" office:value="16" calcext:value-type="float">
            <text:p>16,00</text:p>
          </table:table-cell>
          <table:table-cell table:style-name="ce6" table:formula="of:=[.B13]" office:value-type="float" office:value="14" calcext:value-type="float">
            <text:p>14,00</text:p>
          </table:table-cell>
          <table:table-cell table:style-name="ce6" table:formula="of:=[.C13]" office:value-type="float" office:value="12.75" calcext:value-type="float">
            <text:p>12,75</text:p>
          </table:table-cell>
          <table:table-cell table:style-name="ce6" table:formula="of:=[.D13]" office:value-type="float" office:value="14.25" calcext:value-type="float">
            <text:p>14,25</text:p>
          </table:table-cell>
          <table:table-cell table:number-columns-repeated="1013"/>
        </table:table-row>
        <table:table-row table:style-name="ro2">
          <table:table-cell office:value-type="float" office:value="19.5" calcext:value-type="float">
            <text:p>19,50</text:p>
          </table:table-cell>
          <table:table-cell office:value-type="float" office:value="20" calcext:value-type="float">
            <text:p>20,00</text:p>
          </table:table-cell>
          <table:table-cell office:value-type="float" office:value="17.75" calcext:value-type="float">
            <text:p>17,75</text:p>
          </table:table-cell>
          <table:table-cell table:formula="of:=AVERAGE([.A26:.C26])" office:value-type="float" office:value="19.0833333333333" calcext:value-type="float">
            <text:p>19,08</text:p>
          </table:table-cell>
          <table:table-cell/>
          <table:table-cell table:style-name="ce7"/>
          <table:table-cell table:style-name="ce8" office:value-type="string" calcext:value-type="string">
            <text:p>Q3</text:p>
          </table:table-cell>
          <table:table-cell table:style-name="ce6" table:formula="of:=[.A21]" office:value-type="float" office:value="18.25" calcext:value-type="float">
            <text:p>18,25</text:p>
          </table:table-cell>
          <table:table-cell table:style-name="ce6" table:formula="of:=[.B21]" office:value-type="float" office:value="18" calcext:value-type="float">
            <text:p>18,00</text:p>
          </table:table-cell>
          <table:table-cell table:style-name="ce6" table:formula="of:=[.C21]" office:value-type="float" office:value="15" calcext:value-type="float">
            <text:p>15,00</text:p>
          </table:table-cell>
          <table:table-cell table:style-name="ce6" table:formula="of:=[.D21]" office:value-type="float" office:value="17.0833333333333" calcext:value-type="float">
            <text:p>17,08</text:p>
          </table:table-cell>
          <table:table-cell table:number-columns-repeated="1013"/>
        </table:table-row>
        <table:table-row table:style-name="ro2">
          <table:table-cell table:style-name="ce6" table:formula="of:=AVERAGE([.A2:.A26])" office:value-type="float" office:value="16.17" calcext:value-type="float">
            <text:p>16,17</text:p>
          </table:table-cell>
          <table:table-cell table:style-name="ce6" table:formula="of:=AVERAGE([.B2:.B26])" office:value-type="float" office:value="14.7" calcext:value-type="float">
            <text:p>14,70</text:p>
          </table:table-cell>
          <table:table-cell table:style-name="ce6" table:formula="of:=AVERAGE([.C2:.C26])" office:value-type="float" office:value="12.37" calcext:value-type="float">
            <text:p>12,37</text:p>
          </table:table-cell>
          <table:table-cell table:style-name="ce6" table:formula="of:=AVERAGE([.D2:.D26])" office:value-type="float" office:value="14.4133333333333" calcext:value-type="float">
            <text:p>14,41</text:p>
          </table:table-cell>
          <table:table-cell table:style-name="ce8" office:value-type="string" calcext:value-type="string">
            <text:p>Average</text:p>
          </table:table-cell>
          <table:table-cell table:style-name="ce7"/>
          <table:table-cell table:style-name="ce9" office:value-type="string" calcext:value-type="string">
            <text:p>MAX</text:p>
          </table:table-cell>
          <table:table-cell table:style-name="ce10" table:formula="of:=MAX([.A$2:.A$26])" office:value-type="float" office:value="19.5" calcext:value-type="float">
            <text:p>19,50</text:p>
          </table:table-cell>
          <table:table-cell table:style-name="ce10" table:formula="of:=MAX([.B$2:.B$26])" office:value-type="float" office:value="20" calcext:value-type="float">
            <text:p>20,00</text:p>
          </table:table-cell>
          <table:table-cell table:style-name="ce10" table:formula="of:=MAX([.C$2:.C$26])" office:value-type="float" office:value="17.75" calcext:value-type="float">
            <text:p>17,75</text:p>
          </table:table-cell>
          <table:table-cell table:style-name="ce10" table:formula="of:=MAX([.D$2:.D$26])" office:value-type="float" office:value="19.0833333333333" calcext:value-type="float">
            <text:p>19,08</text:p>
          </table:table-cell>
          <table:table-cell table:number-columns-repeated="1013"/>
        </table:table-row>
        <table:table-row table:style-name="ro2">
          <table:table-cell table:style-name="ce6" table:formula="of:=MEDIAN([.A2:.A26])" office:value-type="float" office:value="16" calcext:value-type="float">
            <text:p>16,00</text:p>
          </table:table-cell>
          <table:table-cell table:style-name="ce6" table:formula="of:=MEDIAN([.B2:.B26])" office:value-type="float" office:value="15" calcext:value-type="float">
            <text:p>15,00</text:p>
          </table:table-cell>
          <table:table-cell table:style-name="ce6" table:formula="of:=MEDIAN([.C2:.C26])" office:value-type="float" office:value="13" calcext:value-type="float">
            <text:p>13,00</text:p>
          </table:table-cell>
          <table:table-cell table:style-name="ce6" table:formula="of:=MEDIAN([.D2:.D26])" office:value-type="float" office:value="14.6666666666667" calcext:value-type="float">
            <text:p>14,67</text:p>
          </table:table-cell>
          <table:table-cell table:style-name="ce8" office:value-type="string" calcext:value-type="string">
            <text:p>Median</text:p>
          </table:table-cell>
          <table:table-cell table:style-name="ce7"/>
          <table:table-cell table:style-name="ce8" office:value-type="string" calcext:value-type="string">
            <text:p>RANGE</text:p>
          </table:table-cell>
          <table:table-cell table:style-name="ce6" table:formula="of:=[.H27]-[.H23]" office:value-type="float" office:value="13.25" calcext:value-type="float">
            <text:p>13,25</text:p>
          </table:table-cell>
          <table:table-cell table:style-name="ce6" table:formula="of:=[.I27]-[.I23]" office:value-type="float" office:value="10" calcext:value-type="float">
            <text:p>10,00</text:p>
          </table:table-cell>
          <table:table-cell table:style-name="ce6" table:formula="of:=[.J27]-[.J23]" office:value-type="float" office:value="17.75" calcext:value-type="float">
            <text:p>17,75</text:p>
          </table:table-cell>
          <table:table-cell table:style-name="ce6" table:formula="of:=[.K27]-[.K23]" office:value-type="float" office:value="13.6666666666667" calcext:value-type="float">
            <text:p>13,67</text:p>
          </table:table-cell>
          <table:table-cell table:number-columns-repeated="1013"/>
        </table:table-row>
        <table:table-row table:style-name="ro2">
          <table:table-cell table:style-name="ce6" table:formula="of:=COM.MICROSOFT.STDEV.P([.A2:.A26])" office:value-type="float" office:value="2.68860558654482" calcext:value-type="float">
            <text:p>2,69</text:p>
          </table:table-cell>
          <table:table-cell table:style-name="ce6" table:formula="of:=COM.MICROSOFT.STDEV.P([.B2:.B26])" office:value-type="float" office:value="3.14960314960472" calcext:value-type="float">
            <text:p>3,15</text:p>
          </table:table-cell>
          <table:table-cell table:style-name="ce6" table:formula="of:=COM.MICROSOFT.STDEV.P([.C2:.C26])" office:value-type="float" office:value="3.64768419685696" calcext:value-type="float">
            <text:p>3,65</text:p>
          </table:table-cell>
          <table:table-cell table:style-name="ce6" table:formula="of:=COM.MICROSOFT.STDEV.P([.D2:.D26])" office:value-type="float" office:value="3.03932375519438" calcext:value-type="float">
            <text:p>3,04</text:p>
          </table:table-cell>
          <table:table-cell table:style-name="ce8" office:value-type="string" calcext:value-type="string">
            <text:p>Std Deviation</text:p>
          </table:table-cell>
          <table:table-cell table:style-name="ce7"/>
          <table:table-cell table:style-name="ce8" office:value-type="string" calcext:value-type="string">
            <text:p>IQR</text:p>
          </table:table-cell>
          <table:table-cell table:style-name="ce11" table:formula="of:=[.H26]-[.H24]" office:value-type="float" office:value="3" calcext:value-type="float">
            <text:p>3,00</text:p>
          </table:table-cell>
          <table:table-cell table:style-name="ce11" table:formula="of:=[.I26]-[.I24]" office:value-type="float" office:value="6" calcext:value-type="float">
            <text:p>6,00</text:p>
          </table:table-cell>
          <table:table-cell table:style-name="ce11" table:formula="of:=[.J26]-[.J24]" office:value-type="float" office:value="3.5" calcext:value-type="float">
            <text:p>3,50</text:p>
          </table:table-cell>
          <table:table-cell table:style-name="ce11" table:formula="of:=[.K26]-[.K24]" office:value-type="float" office:value="4.16666666666667" calcext:value-type="float">
            <text:p>4,17</text:p>
          </table:table-cell>
          <table:table-cell table:number-columns-repeated="1013"/>
        </table:table-row>
        <table:table-row table:style-name="ro2">
          <table:table-cell table:style-name="ce7" table:number-columns-repeated="4"/>
          <table:table-cell/>
          <table:table-cell table:style-name="ce7"/>
          <table:table-cell table:style-name="ce8" office:value-type="string" calcext:value-type="string">
            <text:p>OMIN</text:p>
          </table:table-cell>
          <table:table-cell table:style-name="ce6" table:formula="of:=MAX([.H24]-1.5*[.H29];0)" office:value-type="float" office:value="10.75" calcext:value-type="float">
            <text:p>10,75</text:p>
          </table:table-cell>
          <table:table-cell table:style-name="ce6" table:formula="of:=MAX([.I24]-1.5*[.I29];0)" office:value-type="float" office:value="3" calcext:value-type="float">
            <text:p>3,00</text:p>
          </table:table-cell>
          <table:table-cell table:style-name="ce6" table:formula="of:=MAX([.J24]-1.5*[.J29];0)" office:value-type="float" office:value="6.25" calcext:value-type="float">
            <text:p>6,25</text:p>
          </table:table-cell>
          <table:table-cell table:style-name="ce6" table:formula="of:=MAX([.K24]-1.5*[.K29];0)" office:value-type="float" office:value="6.66666666666667" calcext:value-type="float">
            <text:p>6,67</text:p>
          </table:table-cell>
          <table:table-cell table:number-columns-repeated="1013"/>
        </table:table-row>
        <table:table-row table:style-name="ro2">
          <table:table-cell table:style-name="ce7" table:number-columns-repeated="4"/>
          <table:table-cell/>
          <table:table-cell table:style-name="ce7"/>
          <table:table-cell table:style-name="ce8" office:value-type="string" calcext:value-type="string">
            <text:p>OMAX</text:p>
          </table:table-cell>
          <table:table-cell table:style-name="ce11" table:formula="of:=MIN([.H26]+1.5*[.H29];20)" office:value-type="float" office:value="20" calcext:value-type="float">
            <text:p>20,00</text:p>
          </table:table-cell>
          <table:table-cell table:style-name="ce11" table:formula="of:=MIN([.I26]+1.5*[.I29];20)" office:value-type="float" office:value="20" calcext:value-type="float">
            <text:p>20,00</text:p>
          </table:table-cell>
          <table:table-cell table:style-name="ce11" table:formula="of:=MIN([.J26]+1.5*[.J29];20)" office:value-type="float" office:value="20" calcext:value-type="float">
            <text:p>20,00</text:p>
          </table:table-cell>
          <table:table-cell table:style-name="ce11" table:formula="of:=MIN([.K26]+1.5*[.K29];20)" office:value-type="float" office:value="20" calcext:value-type="float">
            <text:p>20,0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1" table:target-range-address="Notes.B1:Notes.B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Tahoma" style:language-complex="ar" style:country-complex="T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ar" style:country-complex="TN"/>
    </style:default-style>
    <number:number-style style:name="N0">
      <number:number number:min-integer-digits="1"/>
    </number:number-style>
    <number:date-style style:name="N107" number:title="User-defined">
      <number:month number:style="long" number:textual="true"/>
      <number:text> </number:text>
      <number:year number:style="long"/>
    </number:date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7:19:09.7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9:19:46.563000000</meta:creation-date>
    <dc:date>2020-03-07T20:07:31.652000000</dc:date>
    <meta:editing-duration>PT2H34M56S</meta:editing-duration>
    <meta:editing-cycles>2</meta:editing-cycles>
    <meta:generator>LibreOffice/6.4.1.2$Windows_X86_64 LibreOffice_project/4d224e95b98b138af42a64d84056446d09082932</meta:generator>
    <meta:document-statistic meta:table-count="2" meta:cell-count="355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4">
      <number:month number:style="long"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4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6cm" svg:height="11.263cm" xlink:href=".." xlink:type="simple" chart:class="chart:line" chart:style-name="ch1">
        <chart:title svg:x="6.958cm" svg:y="0.361cm" chart:style-name="ch2">
          <text:p>Température 2018 - 2019</text:p>
        </chart:title>
        <chart:plot-area chart:style-name="ch3" table:cell-range-address="Temperatures.A1:Temperatures.B25" chart:data-source-has-labels="both" svg:x="0.381cm" svg:y="1.365cm" svg:width="18.294cm" svg:height="9.673cm">
          <chartooo:coordinate-region svg:x="1.002cm" svg:y="1.365cm" svg:width="17.673cm" svg:height="7.759cm"/>
          <chart:axis chart:dimension="x" chart:name="primary-x" chart:style-name="ch4" chartooo:axis-type="auto">
            <chartooo:date-scale/>
            <chart:categories table:cell-range-address="Temperatures.A2:Temperatures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mperatures.B2:Temperatures.B25" chart:label-cell-address="Temperatures.B1:Temperatures.B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</text:p>
                <draw:g>
                  <svg:desc>Temperatures.B1:Temperatures.B1</svg:desc>
                </draw:g>
              </table:table-cell>
            </table:table-row>
          </table:table-header-rows>
          <table:table-rows>
            <table:table-row>
              <table:table-cell office:value-type="float" office:value="43101">
                <text:p>43101</text:p>
                <draw:g>
                  <svg:desc>Temperatures.A2:Temperatures.A25</svg:desc>
                </draw:g>
              </table:table-cell>
              <table:table-cell office:value-type="float" office:value="16">
                <text:p>16</text:p>
                <draw:g>
                  <svg:desc>Temperatures.B2:Temperatures.B25</svg:desc>
                </draw:g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99cm" svg:y="0.316cm" chart:style-name="ch2">
          <text:p>CC</text:p>
        </chart:title>
        <chart:plot-area chart:style-name="ch3" table:cell-range-address="Notes.G1:Notes.H22" chart:data-source-has-labels="both" svg:x="0.32cm" svg:y="1.275cm" svg:width="15.36cm" svg:height="7.545cm">
          <chartooo:coordinate-region svg:x="0.756cm" svg:y="1.275cm" svg:width="14.924cm" svg:height="5.991cm"/>
          <chart:axis chart:dimension="x" chart:name="primary-x" chart:style-name="ch4" chartooo:axis-type="auto">
            <chartooo:date-scale/>
            <chart:categories table:cell-range-address="Notes.G2:Notes.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tes.H2:Notes.H22" chart:label-cell-address="Notes.H1:Notes.H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Notes.H1:Note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1[</text:p>
                <draw:g>
                  <svg:desc>Notes.G2:Notes.G22</svg:desc>
                </draw:g>
              </table:table-cell>
              <table:table-cell office:value-type="float" office:value="0">
                <text:p>0</text:p>
                <draw:g>
                  <svg:desc>Notes.H2:Notes.H22</svg:desc>
                </draw:g>
              </table:table-cell>
            </table:table-row>
            <table:table-row>
              <table:table-cell office:value-type="string">
                <text:p>[1, 2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, 3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, 4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, 5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, 6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, 7[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7, 8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, 9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, 10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, 11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1, 12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, 13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, 14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4, 15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5, 16[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6, 17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7, 18[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8, 19[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9, 20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0, 21[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99cm" svg:y="0.316cm" chart:style-name="ch2">
          <text:p>DC</text:p>
        </chart:title>
        <chart:plot-area chart:style-name="ch3" table:cell-range-address="Notes.G1:Notes.G22 Notes.I1:Notes.I22" chart:data-source-has-labels="both" svg:x="0.32cm" svg:y="1.275cm" svg:width="15.36cm" svg:height="7.545cm">
          <chartooo:coordinate-region svg:x="1.047cm" svg:y="1.275cm" svg:width="14.633cm" svg:height="5.991cm"/>
          <chart:axis chart:dimension="x" chart:name="primary-x" chart:style-name="ch4" chartooo:axis-type="auto">
            <chartooo:date-scale/>
            <chart:categories table:cell-range-address="Notes.G2:Notes.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tes.I2:Notes.I22" chart:label-cell-address="Notes.I1:Notes.I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</text:p>
                <draw:g>
                  <svg:desc>Notes.I1:Note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1[</text:p>
                <draw:g>
                  <svg:desc>Notes.G2:Notes.G22</svg:desc>
                </draw:g>
              </table:table-cell>
              <table:table-cell office:value-type="float" office:value="0">
                <text:p>0</text:p>
                <draw:g>
                  <svg:desc>Notes.I2:Notes.I22</svg:desc>
                </draw:g>
              </table:table-cell>
            </table:table-row>
            <table:table-row>
              <table:table-cell office:value-type="string">
                <text:p>[1, 2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, 3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, 4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, 5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, 6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, 7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7, 8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, 9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, 10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, 11[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1, 12[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2, 13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3, 14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4, 15[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5, 16[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6, 17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7, 18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8, 19[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9, 20[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20, 21[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612cm" svg:y="0.316cm" chart:style-name="ch2">
          <text:p>DS</text:p>
        </chart:title>
        <chart:plot-area chart:style-name="ch3" table:cell-range-address="Notes.G1:Notes.G22 Notes.J1:Notes.J22" chart:data-source-has-labels="both" svg:x="0.32cm" svg:y="1.275cm" svg:width="15.36cm" svg:height="7.545cm">
          <chartooo:coordinate-region svg:x="0.756cm" svg:y="1.275cm" svg:width="14.924cm" svg:height="5.991cm"/>
          <chart:axis chart:dimension="x" chart:name="primary-x" chart:style-name="ch4" chartooo:axis-type="auto">
            <chartooo:date-scale/>
            <chart:categories table:cell-range-address="Notes.G2:Notes.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tes.J2:Notes.J22" chart:label-cell-address="Notes.J1:Notes.J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</text:p>
                <draw:g>
                  <svg:desc>Notes.J1:Note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1[</text:p>
                <draw:g>
                  <svg:desc>Notes.G2:Notes.G22</svg:desc>
                </draw:g>
              </table:table-cell>
              <table:table-cell office:value-type="float" office:value="1">
                <text:p>1</text:p>
                <draw:g>
                  <svg:desc>Notes.J2:Notes.J22</svg:desc>
                </draw:g>
              </table:table-cell>
            </table:table-row>
            <table:table-row>
              <table:table-cell office:value-type="string">
                <text:p>[1, 2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, 3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, 4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, 5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, 6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, 7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7, 8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, 9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, 10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, 11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1, 12[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2, 13[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3, 14[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4, 15[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5, 16[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6, 17[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7, 18[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8, 19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, 20[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, 21[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